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30466" officeooo:paragraph-rsid="00030466"/>
    </style:style>
    <style:style style:name="P2" style:family="paragraph" style:parent-style-name="Standard">
      <style:paragraph-properties fo:margin-top="0.101cm" fo:margin-bottom="0cm" loext:contextual-spacing="false" style:writing-mode="page"/>
      <style:text-properties fo:language="ru" fo:country="RU" officeooo:rsid="0006afc9" officeooo:paragraph-rsid="0006afc9"/>
    </style:style>
    <style:style style:name="P3" style:family="paragraph" style:parent-style-name="Standard">
      <style:paragraph-properties fo:margin-top="0.101cm" fo:margin-bottom="0cm" loext:contextual-spacing="false" style:writing-mode="page">
        <style:tab-stops/>
      </style:paragraph-properties>
      <style:text-properties fo:language="ru" fo:country="RU" officeooo:rsid="0006afc9" officeooo:paragraph-rsid="0006afc9"/>
    </style:style>
    <style:style style:name="P4" style:family="paragraph" style:parent-style-name="Standard">
      <style:paragraph-properties fo:margin-top="0.101cm" fo:margin-bottom="0cm" loext:contextual-spacing="false" style:writing-mode="page"/>
      <style:text-properties fo:language="ru" fo:country="RU" officeooo:rsid="0006afc9" officeooo:paragraph-rsid="00100d6d"/>
    </style:style>
    <style:style style:name="P5" style:family="paragraph" style:parent-style-name="Standard">
      <style:paragraph-properties fo:margin-top="0.101cm" fo:margin-bottom="0cm" loext:contextual-spacing="false" style:writing-mode="page"/>
      <style:text-properties fo:language="ru" fo:country="RU" officeooo:rsid="0006afc9" officeooo:paragraph-rsid="0011374c"/>
    </style:style>
    <style:style style:name="P6" style:family="paragraph" style:parent-style-name="Standard">
      <style:paragraph-properties fo:margin-top="0.101cm" fo:margin-bottom="0cm" loext:contextual-spacing="false" style:writing-mode="page"/>
      <style:text-properties fo:language="ru" fo:country="RU" officeooo:rsid="0006afc9" officeooo:paragraph-rsid="0011a567"/>
    </style:style>
    <style:style style:name="P7" style:family="paragraph" style:parent-style-name="Standard">
      <style:paragraph-properties fo:margin-top="0.101cm" fo:margin-bottom="0cm" loext:contextual-spacing="false" style:writing-mode="page"/>
      <style:text-properties fo:language="ru" fo:country="RU" officeooo:rsid="0006afc9" officeooo:paragraph-rsid="0011fd55"/>
    </style:style>
    <style:style style:name="P8" style:family="paragraph" style:parent-style-name="Standard">
      <style:paragraph-properties fo:margin-top="0.101cm" fo:margin-bottom="0cm" loext:contextual-spacing="false" style:writing-mode="page"/>
      <style:text-properties fo:language="ru" fo:country="RU" officeooo:rsid="0008a8af" officeooo:paragraph-rsid="0011a567"/>
    </style:style>
    <style:style style:name="P9" style:family="paragraph" style:parent-style-name="Standard">
      <style:paragraph-properties fo:margin-top="0.101cm" fo:margin-bottom="0cm" loext:contextual-spacing="false" style:writing-mode="page"/>
      <style:text-properties fo:language="ru" fo:country="RU" officeooo:rsid="0008a8af" officeooo:paragraph-rsid="0011fd55"/>
    </style:style>
    <style:style style:name="P10" style:family="paragraph" style:parent-style-name="Standard">
      <style:paragraph-properties fo:margin-top="0.101cm" fo:margin-bottom="0cm" loext:contextual-spacing="false" style:writing-mode="page"/>
      <style:text-properties fo:language="ru" fo:country="RU" officeooo:rsid="0006afc9" officeooo:paragraph-rsid="0011a567"/>
    </style:style>
    <style:style style:name="P11" style:family="paragraph" style:parent-style-name="Standard">
      <style:paragraph-properties fo:margin-top="0.101cm" fo:margin-bottom="0cm" loext:contextual-spacing="false" style:writing-mode="page"/>
      <style:text-properties fo:language="ru" fo:country="RU" officeooo:rsid="0006afc9" officeooo:paragraph-rsid="0016557d"/>
    </style:style>
    <style:style style:name="P12" style:family="paragraph" style:parent-style-name="Standard">
      <style:paragraph-properties fo:margin-top="0.101cm" fo:margin-bottom="0cm" loext:contextual-spacing="false" style:writing-mode="page">
        <style:tab-stops/>
      </style:paragraph-properties>
      <style:text-properties fo:language="ru" fo:country="RU" officeooo:rsid="0006afc9" officeooo:paragraph-rsid="0016557d"/>
    </style:style>
    <style:style style:name="P13" style:family="paragraph" style:parent-style-name="Standard">
      <style:paragraph-properties fo:margin-top="0.101cm" fo:margin-bottom="0cm" loext:contextual-spacing="false" style:writing-mode="page"/>
      <style:text-properties fo:language="ru" fo:country="RU" officeooo:rsid="0008a8af" officeooo:paragraph-rsid="0016557d"/>
    </style:style>
    <style:style style:name="P14" style:family="paragraph" style:parent-style-name="Heading_20_1" style:list-style-name=""/>
    <style:style style:name="P15" style:family="paragraph" style:parent-style-name="Heading_20_1">
      <style:paragraph-properties fo:break-before="page"/>
    </style:style>
    <style:style style:name="T1" style:family="text">
      <style:text-properties officeooo:rsid="0008a8af"/>
    </style:style>
    <style:style style:name="T2" style:family="text">
      <style:text-properties officeooo:rsid="000951d9"/>
    </style:style>
    <style:style style:name="T3" style:family="text">
      <style:text-properties officeooo:rsid="000b2405"/>
    </style:style>
    <style:style style:name="T4" style:family="text">
      <style:text-properties officeooo:rsid="000f0b72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8a8af" style:font-style-asian="normal" style:font-style-complex="normal"/>
    </style:style>
    <style:style style:name="T7" style:family="text">
      <style:text-properties fo:font-style="normal" officeooo:rsid="00100d6d" style:font-style-asian="normal" style:font-style-complex="normal"/>
    </style:style>
    <style:style style:name="T8" style:family="text">
      <style:text-properties fo:font-style="normal" officeooo:rsid="001109e8" style:font-style-asian="normal" style:font-style-complex="normal"/>
    </style:style>
    <style:style style:name="T9" style:family="text">
      <style:text-properties fo:font-style="normal" officeooo:rsid="0011a567" style:font-style-asian="normal" style:font-style-complex="normal"/>
    </style:style>
    <style:style style:name="T10" style:family="text">
      <style:text-properties fo:font-style="normal" officeooo:rsid="0011fd55" style:font-style-asian="normal" style:font-style-complex="normal"/>
    </style:style>
    <style:style style:name="T11" style:family="text">
      <style:text-properties fo:font-style="normal" officeooo:rsid="00134cd1" style:font-style-asian="normal" style:font-style-complex="normal"/>
    </style:style>
    <style:style style:name="T12" style:family="text">
      <style:text-properties fo:font-style="normal" officeooo:rsid="0014af90" style:font-style-asian="normal" style:font-style-complex="normal"/>
    </style:style>
    <style:style style:name="T13" style:family="text">
      <style:text-properties fo:font-style="normal" officeooo:rsid="0016557d" style:font-style-asian="normal" style:font-style-complex="normal"/>
    </style:style>
    <style:style style:name="T14" style:family="text">
      <style:text-properties officeooo:rsid="0011a567"/>
    </style:style>
    <style:style style:name="T15" style:family="text">
      <style:text-properties officeooo:rsid="001655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Версия 0.1</text:h>
      <text:p text:style-name="P1">Сотрудник</text:p>
      <text:p text:style-name="P1"><text:tab/>Личная карточка</text:p>
      <text:p text:style-name="P1"><text:tab/>Публикации</text:p>
      <text:p text:style-name="P1"><text:tab/>Объекты ИС</text:p>
      <text:p text:style-name="P1"><text:tab/>Научн.кадры</text:p>
      <text:p text:style-name="P1"><text:tab/>Отчёты</text:p>
      <text:p text:style-name="P1"><text:tab/>Рейтинг</text:p>
      <text:p text:style-name="P1">Руководитель</text:p>
      <text:p text:style-name="P1"><text:tab/>Подразделение</text:p>
      <text:p text:style-name="P1"><text:tab/>Сотрудники</text:p>
      <text:p text:style-name="P1"><text:tab/>Результаты исслед.</text:p>
      <text:p text:style-name="P1"><text:tab/>Законченный исслед.</text:p>
      <text:p text:style-name="P1"><text:tab/>Основные итоги</text:p>
      <text:p text:style-name="P1"><text:tab/>Публикации</text:p>
      <text:p text:style-name="P1"><text:tab/>Награды</text:p>
      <text:p text:style-name="P1"><text:tab/>Объекты ИС</text:p>
      <text:p text:style-name="P1"><text:tab/>Экспертиза</text:p>
      <text:p text:style-name="P1"><text:tab/>Отчёты</text:p>
      <text:p text:style-name="P1">Администратор</text:p>
      <text:p text:style-name="P1"><text:tab/>Структура ФИЦ</text:p>
      <text:p text:style-name="P1"><text:tab/>Сотрудники</text:p>
      <text:p text:style-name="P1"><text:tab/>Пользователи</text:p>
      <text:p text:style-name="P1"><text:tab/>Отчёты</text:p>
      <text:p text:style-name="P1"><text:tab/>Архив/восст.</text:p>
      <text:p text:style-name="P1"><text:tab/>Параметры</text:p>
      <text:h text:style-name="P14" text:outline-level="1"/>
      <text:h text:style-name="P15" text:outline-level="1">Версия 0.2</text:h>
      <text:p text:style-name="P2">Начало<text:tab/><text:tab/><text:tab/>/</text:p>
      <text:p text:style-name="P2"><text:tab/>Вход<text:tab/><text:tab/><text:tab/><text:tab/><text:tab/><text:tab/><text:tab/><text:tab/>/ <text:span text:style-name="T14">login</text:span></text:p>
      <text:p text:style-name="P2"><text:tab/>Регистрация<text:tab/><text:tab/><text:tab/><text:tab/><text:tab/><text:tab/><text:tab/>/ <text:span text:style-name="T14">reg </text:span></text:p>
      <text:p text:style-name="P2"><text:tab/>Профиль<text:tab/><text:tab/><text:tab/><text:tab/><text:tab/><text:tab/><text:tab/>/ <text:span text:style-name="T14">profile</text:span></text:p>
      <text:p text:style-name="P2">Сотрудники<text:tab/><text:tab/><text:tab/><text:tab/><text:tab/><text:tab/><text:tab/><text:tab/>/ <text:span text:style-name="T4">empl</text:span></text:p>
      <text:p text:style-name="P3"><text:tab/><text:span text:style-name="T6">Личная карточка<text:tab/><text:tab/><text:tab/><text:tab/><text:tab/><text:tab/>/ </text:span><text:span text:style-name="T7">profile</text:span></text:p>
      <text:p text:style-name="P4"><text:tab/><text:span text:style-name="T3">Публикации<text:tab/><text:tab/><text:tab/><text:tab/><text:tab/><text:tab/><text:tab/></text:span><text:span text:style-name="T6">/ </text:span><text:span text:style-name="T7">empl / pubs</text:span></text:p>
      <text:p text:style-name="P4"><text:tab/><text:span text:style-name="T3">Подготовка научн. кадров<text:tab/><text:tab/><text:tab/><text:tab/><text:tab/></text:span><text:span text:style-name="T6">/ </text:span><text:span text:style-name="T7">empl / </text:span><text:span text:style-name="T11">sciment</text:span></text:p>
      <text:p text:style-name="P4"><text:tab/><text:span text:style-name="T1">Научные результаты<text:tab/><text:tab/><text:tab/><text:tab/><text:tab/><text:tab/></text:span><text:span text:style-name="T6">/ </text:span><text:span text:style-name="T7">empl / </text:span><text:span text:style-name="T8">results</text:span></text:p>
      <text:p text:style-name="P4"><text:tab/><text:span text:style-name="T1">Научно-орг. Деятельность<text:tab/><text:tab/><text:tab/><text:tab/><text:tab/></text:span><text:span text:style-name="T6">/ </text:span><text:span text:style-name="T7">empl / </text:span><text:span text:style-name="T9">sciorg</text:span></text:p>
      <text:p text:style-name="P4"><text:tab/><text:tab/><text:span text:style-name="T1">Награды<text:tab/><text:tab/><text:tab/><text:tab/><text:tab/><text:tab/></text:span><text:span text:style-name="T6">/ </text:span><text:span text:style-name="T7">empl / </text:span><text:span text:style-name="T9">sciorg / </text:span><text:span text:style-name="T10">avards</text:span></text:p>
      <text:p text:style-name="P6"><text:tab/><text:tab/><text:span text:style-name="T1">Преподавательская<text:tab/><text:tab/><text:tab/><text:tab/><text:tab/></text:span><text:span text:style-name="T6">/ </text:span><text:span text:style-name="T7">empl / </text:span><text:span text:style-name="T9">sciorg / </text:span><text:span text:style-name="T10">tutor</text:span></text:p>
      <text:p text:style-name="P6"><text:tab/><text:tab/><text:span text:style-name="T1">Выставки<text:tab/><text:tab/><text:tab/><text:tab/><text:tab/><text:tab/></text:span><text:span text:style-name="T6">/ </text:span><text:span text:style-name="T7">empl / </text:span><text:span text:style-name="T9">sciorg / </text:span><text:span text:style-name="T10">exibit</text:span></text:p>
      <text:p text:style-name="P6"><text:tab/><text:tab/><text:span text:style-name="T1">Научно-популярные публикации<text:tab/><text:tab/><text:tab/></text:span><text:span text:style-name="T6">/ </text:span><text:span text:style-name="T7">empl / </text:span><text:span text:style-name="T9">sciorg / </text:span><text:span text:style-name="T10">pspub</text:span></text:p>
      <text:p text:style-name="P7"><text:tab/><text:tab/>Научно-популяризаторские выступления<text:span text:style-name="T1"><text:tab/><text:tab/></text:span><text:span text:style-name="T6">/ </text:span><text:span text:style-name="T7">empl / </text:span><text:span text:style-name="T9">sciorg / </text:span><text:span text:style-name="T10">psmeet</text:span></text:p>
      <text:p text:style-name="P6"><text:tab/><text:tab/><text:span text:style-name="T1">Членство в редколлегиях<text:tab/><text:tab/><text:tab/><text:tab/></text:span><text:span text:style-name="T6">/ </text:span><text:span text:style-name="T7">empl / </text:span><text:span text:style-name="T9">sciorg / </text:span><text:span text:style-name="T10">eboard</text:span></text:p>
      <text:p text:style-name="P8"><text:tab/><text:tab/>Инновац. Деятельность<text:tab/><text:tab/><text:tab/><text:tab/><text:span text:style-name="T5">/ </text:span><text:span text:style-name="T7">empl / </text:span><text:span text:style-name="T9">sciorg / </text:span><text:span text:style-name="T10">innovations</text:span></text:p>
      <text:p text:style-name="P9"><text:tab/><text:tab/>О научных мероприятиях (организаторы)<text:tab/><text:span text:style-name="T5">/ </text:span><text:span text:style-name="T7">empl / </text:span><text:span text:style-name="T9">sciorg / </text:span><text:span text:style-name="T10">meet</text:span><text:span text:style-name="T12">up</text:span></text:p>
      <text:p text:style-name="P4"><text:tab/><text:span text:style-name="T3">Отчёты<text:tab/><text:tab/><text:tab/><text:tab/><text:tab/><text:tab/><text:tab/></text:span><text:span text:style-name="T6">/ </text:span><text:span text:style-name="T7">empl / </text:span><text:span text:style-name="T9">reports</text:span></text:p>
      <text:p text:style-name="P4"><text:tab/><text:span text:style-name="T3">Рейтинг<text:tab/><text:tab/><text:tab/><text:tab/><text:tab/><text:tab/><text:tab/></text:span><text:span text:style-name="T6">/ </text:span><text:span text:style-name="T7">empl / </text:span><text:span text:style-name="T9">rating</text:span></text:p>
      <text:p text:style-name="P2">Руководитель<text:tab/><text:tab/><text:tab/>/<text:span text:style-name="T4">manager</text:span></text:p>
      <text:p text:style-name="P2"><text:tab/></text:p>
      <text:p text:style-name="P2">Аналитик<text:tab/><text:tab/><text:tab/>/<text:span text:style-name="T4">analit</text:span></text:p>
      <text:p text:style-name="P5"><text:tab/><text:span text:style-name="T2">Сотрудники<text:tab/><text:tab/><text:tab/><text:tab/><text:tab/>/ analit / emplrs</text:span></text:p>
      <text:p text:style-name="P5"><text:tab/><text:span text:style-name="T2">Орг. Структура<text:tab/><text:tab/><text:tab/><text:tab/>/ analit / orgstruct</text:span></text:p>
      <text:p text:style-name="P5"><text:tab/><text:span text:style-name="T2">Отчёты<text:tab/><text:tab/><text:tab/><text:tab/><text:tab/>/ analit / reports</text:span></text:p>
      <text:p text:style-name="P5"><text:tab/><text:span text:style-name="T2">Параметры<text:tab/><text:tab/><text:tab/><text:tab/><text:tab/>/ analit / parameters</text:span></text:p>
      <text:p text:style-name="P2">Системщик<text:tab/><text:tab/><text:tab/>/ <text:span text:style-name="T4">admin </text:span></text:p>
      <text:p text:style-name="P6"><text:tab/>Структура ФИЦ<text:tab/><text:tab/><text:tab/><text:tab/>/ <text:span text:style-name="T4">admin / orgstruct</text:span></text:p>
      <text:p text:style-name="P6"><text:tab/>Сотрудники<text:tab/><text:tab/><text:tab/><text:tab/><text:tab/>/ <text:span text:style-name="T4">admin / emplrs</text:span></text:p>
      <text:p text:style-name="P6"><text:tab/>Пользователи<text:tab/><text:tab/><text:tab/><text:tab/><text:tab/>/ <text:span text:style-name="T4">admin / users</text:span></text:p>
      <text:p text:style-name="P6"><text:tab/>Документы<text:tab/><text:tab/><text:tab/><text:tab/><text:tab/>/ <text:span text:style-name="T4">admin / docs</text:span></text:p>
      <text:p text:style-name="P6"><text:tab/>Отчёты<text:tab/><text:tab/><text:tab/><text:tab/><text:tab/>/ <text:span text:style-name="T4">admin / reports</text:span></text:p>
      <text:p text:style-name="P6"><text:tab/>Архивирование<text:tab/><text:tab/><text:tab/><text:tab/>/ <text:span text:style-name="T4">admin / backup</text:span></text:p>
      <text:p text:style-name="P6"><text:tab/>Восстановление<text:tab/><text:tab/><text:tab/><text:tab/>/ <text:span text:style-name="T4">admin / restore</text:span></text:p>
      <text:p text:style-name="P6"><text:tab/>Параметры<text:tab/><text:tab/><text:tab/><text:tab/><text:tab/>/ <text:span text:style-name="T4">admin / parameters</text:span></text:p>
      <text:p text:style-name="P6"/>
      <text:h text:style-name="P15" text:outline-level="1">Версия 0.3</text:h>
      <text:p text:style-name="P11">Начало<text:tab/><text:tab/><text:tab/>/</text:p>
      <text:p text:style-name="P11"><text:tab/>Вход<text:tab/><text:tab/><text:tab/><text:tab/><text:tab/><text:tab/><text:tab/><text:tab/>/ <text:span text:style-name="T14">login</text:span></text:p>
      <text:p text:style-name="P11"><text:tab/>Регистрация<text:tab/><text:tab/><text:tab/><text:tab/><text:tab/><text:tab/><text:tab/>/ <text:span text:style-name="T14">reg </text:span></text:p>
      <text:p text:style-name="P11"><text:tab/>Профиль<text:tab/><text:tab/><text:tab/><text:tab/><text:tab/><text:tab/><text:tab/>/ <text:span text:style-name="T14">profile</text:span></text:p>
      <text:p text:style-name="P11">Сотрудники<text:tab/><text:tab/><text:tab/><text:tab/><text:tab/><text:tab/><text:tab/><text:tab/>/ <text:span text:style-name="T4">empl</text:span></text:p>
      <text:p text:style-name="P12"><text:tab/><text:span text:style-name="T6">Личная карточка<text:tab/><text:tab/><text:tab/><text:tab/><text:tab/><text:tab/>/ </text:span><text:span text:style-name="T7">profile</text:span></text:p>
      <text:p text:style-name="P11"><text:tab/><text:span text:style-name="T3">Публикации<text:tab/><text:tab/><text:tab/><text:tab/><text:tab/><text:tab/><text:tab/></text:span><text:span text:style-name="T6">/ </text:span><text:span text:style-name="T7">empl / pubs</text:span></text:p>
      <text:p text:style-name="P11"><text:span text:style-name="T7"><text:tab/><text:tab/></text:span><text:span text:style-name="T13">Статьи<text:tab/><text:tab/><text:tab/><text:tab/><text:tab/><text:tab/>/ empl / pubs / article</text:span></text:p>
      <text:p text:style-name="P11"><text:span text:style-name="T13"><text:tab/><text:tab/>Доклады<text:tab/><text:tab/><text:tab/><text:tab/><text:tab/><text:tab/>/ empl / pubs / reports</text:span></text:p>
      <text:p text:style-name="P11"><text:span text:style-name="T13"><text:tab/>Объекты интелл.собств.<text:tab/><text:tab/><text:tab/><text:tab/><text:tab/>/ empl / patents</text:span></text:p>
      <text:p text:style-name="P11"><text:tab/><text:span text:style-name="T3">Подготовка научн. кадров<text:tab/><text:tab/><text:tab/><text:tab/><text:tab/></text:span><text:span text:style-name="T6">/ </text:span><text:span text:style-name="T7">empl / </text:span><text:span text:style-name="T11">sciment</text:span></text:p>
      <text:p text:style-name="P11"><text:tab/><text:span text:style-name="T3">Отчёты<text:tab/><text:tab/><text:tab/><text:tab/><text:tab/><text:tab/><text:tab/></text:span><text:span text:style-name="T6">/ </text:span><text:span text:style-name="T7">empl / </text:span><text:span text:style-name="T9">reports</text:span></text:p>
      <text:p text:style-name="P11"><text:tab/><text:span text:style-name="T3">Рейтинг<text:tab/><text:tab/><text:tab/><text:tab/><text:tab/><text:tab/><text:tab/></text:span><text:span text:style-name="T6">/ </text:span><text:span text:style-name="T7">empl / </text:span><text:span text:style-name="T9">rating</text:span></text:p>
      <text:p text:style-name="P11">Руководитель<text:tab/><text:tab/><text:tab/>/<text:span text:style-name="T4">manager</text:span></text:p>
      <text:p text:style-name="P11"><text:tab/><text:span text:style-name="T15">Сотрудники<text:tab/><text:tab/><text:tab/><text:tab/><text:tab/>/ manager / emplrs</text:span></text:p>
      <text:p text:style-name="P11">Аналитик<text:tab/><text:tab/><text:tab/>/<text:span text:style-name="T4">analit</text:span></text:p>
      <text:p text:style-name="P11"><text:tab/><text:span text:style-name="T2">Сотрудники<text:tab/><text:tab/><text:tab/><text:tab/><text:tab/>/ analit / emplrs</text:span></text:p>
      <text:p text:style-name="P11"><text:tab/><text:span text:style-name="T2">Орг. Структура<text:tab/><text:tab/><text:tab/><text:tab/>/ analit / orgstruct</text:span></text:p>
      <text:p text:style-name="P11"><text:tab/><text:span text:style-name="T2">Отчёты<text:tab/><text:tab/><text:tab/><text:tab/><text:tab/>/ analit / reports</text:span></text:p>
      <text:p text:style-name="P11"><text:tab/><text:span text:style-name="T2">Параметры<text:tab/><text:tab/><text:tab/><text:tab/><text:tab/>/ analit / parameters</text:span></text:p>
      <text:p text:style-name="P11">Системщик<text:tab/><text:tab/><text:tab/>/ <text:span text:style-name="T4">admin </text:span></text:p>
      <text:p text:style-name="P11"><text:tab/>Структура ФИЦ<text:tab/><text:tab/><text:tab/><text:tab/>/ <text:span text:style-name="T4">admin / orgstruct</text:span></text:p>
      <text:p text:style-name="P11"><text:tab/>Сотрудники<text:tab/><text:tab/><text:tab/><text:tab/><text:tab/>/ <text:span text:style-name="T4">admin / emplrs</text:span></text:p>
      <text:p text:style-name="P11"><text:tab/>Пользователи<text:tab/><text:tab/><text:tab/><text:tab/><text:tab/>/ <text:span text:style-name="T4">admin / users</text:span></text:p>
      <text:p text:style-name="P11"><text:tab/>Документы<text:tab/><text:tab/><text:tab/><text:tab/><text:tab/>/ <text:span text:style-name="T4">admin / docs</text:span></text:p>
      <text:p text:style-name="P11"><text:tab/>Отчёты<text:tab/><text:tab/><text:tab/><text:tab/><text:tab/>/ <text:span text:style-name="T4">admin / reports</text:span></text:p>
      <text:p text:style-name="P11"><text:tab/>Архивирование<text:tab/><text:tab/><text:tab/><text:tab/>/ <text:span text:style-name="T4">admin / backup</text:span></text:p>
      <text:p text:style-name="P11"><text:tab/>Восстановление<text:tab/><text:tab/><text:tab/><text:tab/>/ <text:span text:style-name="T4">admin / restore</text:span></text:p>
      <text:p text:style-name="P11"><text:tab/>Параметры<text:tab/><text:tab/><text:tab/><text:tab/><text:tab/>/ <text:span text:style-name="T4">admin / parameters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4M29S</meta:editing-duration>
    <meta:editing-cycles>23</meta:editing-cycles>
    <meta:generator>LibreOffice/5.4.1.2$Linux_X86_64 LibreOffice_project/ea7cb86e6eeb2bf3a5af73a8f7777ac570321527</meta:generator>
    <dc:date>2017-10-11T17:13:44.144542594</dc:date>
    <meta:document-statistic meta:table-count="0" meta:image-count="0" meta:object-count="0" meta:page-count="3" meta:paragraph-count="93" meta:word-count="357" meta:character-count="2453" meta:non-whitespace-character-count="1837"/>
    <meta:user-defined meta:name="Info 1"/>
    <meta:user-defined meta:name="Info 2"/>
    <meta:user-defined meta:name="Info 3"/>
    <meta:user-defined meta:name="Info 4"/>
  </office:meta>
</office:document-meta>
</file>